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officeooo:rsid="00116653" officeooo:paragraph-rsid="00116653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officeooo:rsid="000fd2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riables</text:p>
      <text:p text:style-name="P1">Variable names can be any length, using the letters A-Z and the numbers 0-9, but must begin with a letter.</text:p>
      <text:p text:style-name="P1">Numeric variables are all integer. </text:p>
      <text:p text:style-name="P1">String variables use the standard postfix ‘$’ and can be up to 255 characters long.</text:p>
      <text:p text:style-name="P1">Single dimension arrays of either are supported.</text:p>
      <text:p text:style-name="P1">To create a single value, refer to it on the left hand side of assignment (or FOR). It is <text:span text:style-name="T1">not</text:span> created as part of an expression.</text:p>
      <text:p text:style-name="P1">Arrays can only be created using a DIM statement. Trying c$(4) without it will fail.</text:p>
      <text:p text:style-name="P1">A-Z are fast variables stored in a fixed place in memory. They are always present and are not zeroed when the program starts. This is <text:span text:style-name="T1">deliberate</text:span></text:p>
      <text:p text:style-name="P2">Operators</text:p>
      <text:p text:style-name="P1">In precedence order</text:p>
      <text:p text:style-name="P1">&amp; <text:tab/>| <text:tab/>^ <text:tab/><text:tab/><text:tab/><text:tab/><text:tab/>Bitwise AND OR and XOR of integers</text:p>
      <text:p text:style-name="P1">&lt; <text:tab/>&gt;<text:tab/>= <text:tab/>&lt;=<text:tab/>&gt;= <text:tab/>&lt;&gt;<text:tab/><text:tab/>Comparison of integers or strings. </text:p>
      <text:p text:style-name="P1"><text:tab/><text:tab/><text:tab/><text:tab/><text:tab/><text:tab/><text:tab/>(Evaluates to 0 (false) -1 (true))</text:p>
      <text:p text:style-name="P1">+ <text:tab/>-<text:tab/><text:tab/><text:tab/><text:tab/><text:tab/><text:tab/>Arithmetic</text:p>
      <text:p text:style-name="P1">* <text:tab/>/<text:tab/>% <text:tab/>&gt;&gt;<text:tab/>&lt;&lt;<text:tab/><text:tab/><text:tab/>Arithmetic and logical shift.</text:p>
      <text:p text:style-name="P2">Unary functions</text:p>
      <text:p text:style-name="P1">Rnd()<text:tab/><text:tab/><text:tab/><text:tab/><text:tab/><text:tab/><text:tab/>Random integer</text:p>
      <text:p text:style-name="P1">Sgn(a)<text:tab/><text:tab/><text:tab/><text:tab/><text:tab/><text:tab/><text:tab/>Returns 0 if a = 0, -1 if a &lt;0 1 if a &gt; 0</text:p>
      <text:p text:style-name="P1">Abs(x)<text:tab/><text:tab/><text:tab/><text:tab/><text:tab/><text:tab/><text:tab/>Returns |x|</text:p>
      <text:p text:style-name="P1">Val(a$) or Val(a$,base)<text:tab/><text:tab/><text:tab/><text:tab/><text:tab/>Converts string to integer</text:p>
      <text:p text:style-name="P1">Str$(n) or Str$(n,base)<text:tab/><text:tab/><text:tab/><text:tab/><text:tab/>Converts integer to string</text:p>
      <text:p text:style-name="P1">Chr$(n)<text:tab/><text:tab/><text:tab/><text:tab/><text:tab/><text:tab/><text:tab/>ASCII code to 1 character string</text:p>
      <text:p text:style-name="P1">Asc(a$)<text:tab/><text:tab/><text:tab/><text:tab/><text:tab/><text:tab/><text:tab/>Returns ASCII code of first char of a$</text:p>
      <text:p text:style-name="P1">Spc(n)<text:tab/><text:tab/><text:tab/><text:tab/><text:tab/><text:tab/><text:tab/>Returns n size string of spaces</text:p>
      <text:p text:style-name="P1">Peek(a)<text:tab/><text:tab/>Deek(a)<text:tab/><text:tab/>Leek(a)<text:tab/><text:tab/><text:tab/>Byte,Word,Long memory reading.</text:p>
      <text:p text:style-name="P1">Upper$(a$)<text:tab/>Lower$(a$)<text:tab/><text:tab/><text:tab/><text:tab/>Case conversion.</text:p>
      <text:p text:style-name="P7">Left$(a$,n) Right$(a$,n) Mid$(a$,n) Mid$(a$,n,m)<text:tab/>String split up commands.</text:p>
      <text:p text:style-name="P7"/>
      <text:p text:style-name="P1"/>
      <text:p text:style-name="P2"/>
      <text:p text:style-name="P8">Commands (to date, e.g. these work)</text:p>
      <text:p text:style-name="P1">Commands can be separated by colons, and have line numbers. Every line has a number, but they aren’t necessary (except for GOSUB/RETURN, because PROC isn’t yet implemented).</text:p>
      <text:p text:style-name="P1">Rem “Comment” <text:tab/><text:tab/><text:tab/>Comment : <text:span text:style-name="T2">MUST </text:span>be in quotes. </text:p>
      <text:p text:style-name="P1">[Let] &lt;var&gt; = &lt;expression&gt;<text:tab/><text:tab/>Assign a value to a variable. LET is optional.</text:p>
      <text:p text:style-name="P1">Assert &lt;expression&gt;<text:tab/><text:tab/><text:tab/>Causes error if expression is false (e.g. assert count=22)</text:p>
      <text:p text:style-name="P1">End <text:tab/><text:tab/><text:tab/><text:tab/><text:tab/>Ends program. Also exits emulator. If you want to see</text:p>
      <text:p text:style-name="P1"><text:tab/><text:tab/><text:tab/><text:tab/><text:tab/>results use STOP.<text:tab/><text:tab/></text:p>
      <text:p text:style-name="P1">Run <text:tab/><text:tab/><text:tab/><text:tab/><text:tab/>Run the program / Clear variables &amp; stacks etc.</text:p>
      <text:p text:style-name="P1">Stop <text:tab/><text:tab/><text:tab/><text:tab/><text:tab/>Stop the program, also allows viewing of results in emulator.</text:p>
      <text:p text:style-name="P1">Clear<text:tab/><text:tab/><text:tab/><text:tab/><text:tab/>Clear variables and stacks.</text:p>
      <text:p text:style-name="P1">Dim &lt;name&gt;(size),&lt;name&gt;(size)<text:tab/>Dimension arrays, only one dimension at present.</text:p>
      <text:p text:style-name="P1"><text:bookmark text:name="_GoBack"/>Collect <text:tab/><text:tab/><text:tab/><text:tab/><text:tab/>Force garbage collection (will happen automatically later)</text:p>
      <text:p text:style-name="P1">Cls<text:tab/><text:tab/><text:tab/><text:tab/><text:tab/>Clear Screen</text:p>
      <text:p text:style-name="P1">Print &lt;expression&gt;’;,<text:tab/><text:tab/><text:tab/>Print things. ‘ is a new line and , does a tab</text:p>
      <text:p text:style-name="P1">Goto &lt;Line&gt;<text:tab/><text:tab/><text:tab/><text:tab/>Standard GOTO</text:p>
      <text:p text:style-name="P1">Gosub &lt;Line&gt;/Return <text:tab/><text:tab/><text:tab/>Standard GOSUB/RETURN. </text:p>
      <text:p text:style-name="P1">On &lt;expr&gt; Goto l1,l2,l3,l4<text:tab/><text:tab/>Selector, l1 is for 1, l2 for 2 etc.</text:p>
      <text:p text:style-name="P1">Poke a,b/Doke a,b/Loke a,b <text:tab/><text:tab/>Write byte/word/long to memory</text:p>
      <text:p text:style-name="P1"><text:tab/><text:tab/><text:tab/><text:tab/><text:tab/>(Note – this has no protection at *all*)</text:p>
      <text:p text:style-name="P1">While &lt;expr&gt;: …. : Wend <text:tab/><text:tab/>While loop</text:p>
      <text:p text:style-name="P1">Repeat: ….. : Until &lt;Expr&gt;<text:tab/><text:tab/>Repeat Loop</text:p>
      <text:p text:style-name="P1">If &lt;expr&gt; Then &lt;commands&gt;<text:tab/><text:tab/>One line test (no ELSE)</text:p>
      <text:p text:style-name="P3">If &lt;expr&gt; <text:tab/><text:tab/><text:tab/><text:tab/>If then else that can spread over several lines</text:p>
      <text:p text:style-name="P3">..</text:p>
      <text:p text:style-name="P3">Else</text:p>
      <text:p text:style-name="P3">..</text:p>
      <text:p text:style-name="P1">Endif</text:p>
      <text:p text:style-name="P1">For &lt;var&gt; = &lt;from&gt; to &lt;to&gt; [step &lt;s&gt;]<text:tab/>Standard For Loop</text:p>
      <text:p text:style-name="P1">Next [&lt;var&gt;]</text:p>
      <text:p text:style-name="P1"/>
      <text:p text:style-name="P8">Running</text:p>
      <text:p text:style-name="P1">The interpreter is not interactive yet. To run it, edit the basic.bas file in the build directory and run build.<text:span text:style-name="T4">sh (or copy the windows stuff from the directory out)</text:span></text:p>
      <text:p text:style-name="P1">The line numbers should be in order, even though this BASIC doesn’t need them.</text:p>
      <text:p text:style-name="P1">If you use END it will exit the emulator, this is for unit testing <text:s/>and speed tests. If you want to Print stuff and stop it running so you can see it, use STOP (and ESC then exits the emulator)</text:p>
      <text:p text:style-name="P1">The benchmarks for speed, based on the very retro PCW Benchmarks are in the Benchmarks file. The interpreter runs at about the same speed as Acorn Archimedes 3010 BASIC <text:span text:style-name="T2">if</text:span> the estimate I found of 3.1 MIPS for a 14Mhz 65816 is correct. I haven’t cycle counted it, just instruction counted it, so it may be different in practice.</text:p>
      <text:p text:style-name="Standard"><text:span text:style-name="T3">Please report all bugs to </text:span><text:a xlink:type="simple" xlink:href="mailto:paul@robsons.org.uk" text:style-name="ListLabel_20_1" text:visited-style-name="ListLabel_20_1"><text:span text:style-name="Internet_20_link"><text:span text:style-name="T3">paul@robsons.org.uk</text:span></text:span></text:a><text:span text:style-name="T3"> or put them on the git track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6</meta:editing-cycles>
    <meta:creation-date>2019-06-14T17:24:00</meta:creation-date>
    <dc:date>2019-06-15T07:43:01.696444995</dc:date>
    <meta:editing-duration>PT24M29S</meta:editing-duration>
    <meta:generator>LibreOffice/6.2.4.2.0$Linux_X86_64 LibreOffice_project/20$Build-2</meta:generator>
    <meta:document-statistic meta:table-count="0" meta:image-count="0" meta:object-count="0" meta:page-count="3" meta:paragraph-count="62" meta:word-count="619" meta:character-count="3665" meta:non-whitespace-character-count="29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